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mmandLineEnvironment.isEx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mmandLineEnvironment.setStatus( int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mmandLineEnvironment.AbstractCommandLineEnvironment( String uri , String view , File context , OutputStream stream , Logger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CommandLineEnvironment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mmandLineEnvironment.setContentLength( int content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mmandLineEnvironment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mmandLineEnvironment.getOutputStream( int buffer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CommandLineEnvironment.setContentType(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mmandLineEnvironment.redirect( String newURL , boolean global , boolean permanen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53">
            <text:p text:style-name="Table_20_Contents">5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